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66db3"/>
    </style:style>
    <style:style style:name="P2" style:family="paragraph" style:parent-style-name="Text_20_body" style:list-style-name="L1">
      <style:text-properties officeooo:paragraph-rsid="0023b7f2"/>
    </style:style>
    <style:style style:name="P3" style:family="paragraph" style:parent-style-name="Text_20_body" style:list-style-name="L1">
      <style:text-properties officeooo:rsid="00166db3" officeooo:paragraph-rsid="00166db3"/>
    </style:style>
    <style:style style:name="P4" style:family="paragraph" style:parent-style-name="Text_20_body" style:list-style-name="L1">
      <style:text-properties officeooo:rsid="00166db3" officeooo:paragraph-rsid="0023b7f2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ize="16pt" fo:font-weight="bold" officeooo:rsid="001026cf" officeooo:paragraph-rsid="001026cf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size="16pt" fo:font-weight="bold" officeooo:rsid="001026cf" officeooo:paragraph-rsid="00115b0d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paragraph-rsid="00147d02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paragraph-rsid="00166db3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paragraph-rsid="0020c232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paragraph-rsid="0023b7f2"/>
    </style:style>
    <style:style style:name="P11" style:family="paragraph" style:parent-style-name="Text_20_body">
      <style:paragraph-properties fo:margin-left="0cm" fo:margin-right="0cm" fo:text-indent="0cm" style:auto-text-indent="false" fo:break-before="page"/>
      <style:text-properties officeooo:paragraph-rsid="00175683"/>
    </style:style>
    <style:style style:name="T1" style:family="text">
      <style:text-properties fo:font-size="14pt" fo:font-weight="normal" officeooo:rsid="001074ed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115b0d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18e13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1c242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3aeb7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47d02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4c237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b8c3a" style:font-size-asian="14pt" style:font-weight-asian="normal" style:font-size-complex="14pt" style:font-weight-complex="normal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font-weight="normal" officeooo:rsid="00118e13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font-weight="normal" officeooo:rsid="00147d02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font-weight="normal" officeooo:rsid="0014c237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166db3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18e3df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19f7ff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1b8c3a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1d20a3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21cb5b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font-weight="bold" officeooo:rsid="00175683" style:font-size-asian="14pt" style:font-weight-asian="bold" style:font-size-complex="14pt" style:font-weight-complex="bold"/>
    </style:style>
    <style:style style:name="T21" style:family="text">
      <style:text-properties style:font-name="Times New Roman" fo:font-size="14pt" fo:font-weight="bold" officeooo:rsid="0020c232" style:font-size-asian="14pt" style:font-weight-asian="bold" style:font-size-complex="14pt" style:font-weight-complex="bold"/>
    </style:style>
    <style:style style:name="T22" style:family="text">
      <style:text-properties style:font-name="Times New Roman" fo:font-size="14pt" fo:font-weight="bold" officeooo:rsid="0021cb5b" style:font-size-asian="14pt" style:font-weight-asian="bold" style:font-size-complex="14pt" style:font-weight-complex="bold"/>
    </style:style>
    <style:style style:name="T23" style:family="text">
      <style:text-properties style:font-name="Times New Roman" officeooo:rsid="00166db3"/>
    </style:style>
    <style:style style:name="T24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25" style:family="text">
      <style:text-properties style:font-name="Times New Roman" fo:font-size="16pt" fo:font-weight="bold" officeooo:rsid="00166db3" style:font-size-asian="16pt" style:font-weight-asian="bold" style:font-size-complex="16pt" style:font-weight-complex="bold"/>
    </style:style>
    <style:style style:name="T26" style:family="text">
      <style:text-properties style:font-name="Times New Roman" fo:font-size="16pt" fo:font-weight="bold" officeooo:rsid="00175683" style:font-size-asian="16pt" style:font-weight-asian="bold" style:font-size-complex="16pt" style:font-weight-complex="bold"/>
    </style:style>
    <style:style style:name="T27" style:family="text">
      <style:text-properties style:font-name="Times New Roman" fo:font-weight="bold" style:font-weight-asian="bold" style:font-weight-complex="bold"/>
    </style:style>
    <style:style style:name="T28" style:family="text">
      <style:text-properties style:font-name="Times New Roman" fo:font-weight="bold" officeooo:rsid="00175683" style:font-weight-asian="bold" style:font-weight-complex="bold"/>
    </style:style>
    <style:style style:name="T29" style:family="text">
      <style:text-properties officeooo:rsid="001b8c3a"/>
    </style:style>
    <style:style style:name="T30" style:family="text">
      <style:text-properties officeooo:rsid="001d20a3"/>
    </style:style>
    <style:style style:name="T31" style:family="text">
      <style:text-properties officeooo:rsid="0021cb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8cm" fo:text-indent="-0.635cm" fo:margin-left="2.5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63cm" fo:text-indent="-0.635cm" fo:margin-left="3.1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8cm" fo:text-indent="-0.635cm" fo:margin-left="3.7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33cm" fo:text-indent="-0.635cm" fo:margin-left="4.4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8cm" fo:text-indent="-0.635cm" fo:margin-left="5.0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03cm" fo:text-indent="-0.635cm" fo:margin-left="5.7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8cm" fo:text-indent="-0.635cm" fo:margin-left="6.3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73cm" fo:text-indent="-0.635cm" fo:margin-left="6.9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8cm" fo:text-indent="-0.635cm" fo:margin-left="7.6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43cm" fo:text-indent="-0.635cm" fo:margin-left="8.24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Введение</text:p>
      <text:p text:style-name="P6"><text:tab/><text:span text:style-name="T1">Популярность операционной системы Linux стремительно растет в наше время. Так, в 2020 году доля Linux на мировом рынке увеличилась более, чем в двое. </text:span><text:span text:style-name="T2">С ростом популярности возрастает интерес к оптимизации ОС, <text:s/>включая написание драйверов для нее.</text:span></text:p>
      <text:p text:style-name="P7"><text:span text:style-name="T2"><text:tab/></text:span><text:span text:style-name="T3">Драйверы Linux </text:span><text:span text:style-name="T11">играют</text:span><text:span text:style-name="T3"> важнейшую роль в ядре: скрывая детали реализации, касающиеся обслуживаемого устройства, они предоставляют четкий интерфейс для работы. </text:span><text:span text:style-name="T4">Задача драйвера заключается в преобразовании стандартизированных запросов в специфичные для заданного устройства, </text:span><text:span text:style-name="T5">посредством которых реализуется взаимодействие с аппаратурой.</text:span></text:p>
      <text:p text:style-name="P7"><text:span text:style-name="T5"><text:tab/></text:span><text:span text:style-name="T6">Изучение проблемы написания драйверов позволяет не только понять основные принципы </text:span><text:span text:style-name="T12">взаимодействия</text:span><text:span text:style-name="T6"> пользователя с ОС, но и дает широкий спектр работ, связанный с оптимизацией существующих и реализацией собственных. Темпы появления новых устройств и исчезновение существующих позволяют уверенно заявлять, что задача реализации </text:span><text:span text:style-name="T7">и оптимизации</text:span><text:span text:style-name="T6"> драйверов остается актуальной </text:span><text:span text:style-name="T7">на </text:span><text:span text:style-name="T13">долгое</text:span><text:span text:style-name="T6"> время.</text:span></text:p>
      <text:p text:style-name="P7"><text:span text:style-name="T6"><text:tab/></text:span><text:span text:style-name="T8">Системный драйвер USB-мыши позволяет </text:span><text:span text:style-name="T17">решать поставленную задачу частично. Поэтому </text:span><text:span text:style-name="T18">решение поставленной задачи</text:span><text:span text:style-name="T17"> будет основываться на изучении и модификации </text:span><text:span text:style-name="T18">существующего драйвера</text:span><text:span text:style-name="T17">.</text:span></text:p>
      <text:p text:style-name="P8"><text:span text:style-name="T13"><text:tab/></text:span></text:p>
      <text:p text:style-name="P11"><text:span text:style-name="T25">1. </text:span><text:span text:style-name="T26">Аналитический раздел</text:span></text:p>
      <text:p text:style-name="P9"><text:span text:style-name="T20">1.</text:span><text:span text:style-name="T21">1. </text:span><text:span text:style-name="T22">Формализация</text:span><text:span text:style-name="T21"> задачи</text:span></text:p>
      <text:p text:style-name="P10"><text:span text:style-name="T21"><text:tab/></text:span><text:span text:style-name="T14">Целью данной работы является разработка и реализация загружаемого модуля ядра операционной системы Linux, который позволит выполнить установку звуковых сигналов на клавиши USB-мыши. Для достижения поставленной цели следует решить следующие задачи:</text:span></text:p>
      <text:list xml:id="list2284019105" text:style-name="L1">
        <text:list-item>
          <text:p text:style-name="P4"><text:span text:style-name="T10">анализ существующего драйвера мыши;</text:span></text:p>
        </text:list-item>
        <text:list-item>
          <text:p text:style-name="P2"><text:span text:style-name="T14">разработка загружаемого модуля, устанавливающего звуковые сигналы на клавиши мыши;</text:span></text:p>
        </text:list-item>
      </text:list>
      <text:p text:style-name="P10"><text:span text:style-name="T14">реализация программного обеспечени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50%" fo:text-align="justify" style:justify-single-word="false" fo:text-indent="1.40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23:01:50.369957836</meta:creation-date>
    <dc:date>2021-12-16T00:50:11.325692675</dc:date>
    <meta:editing-duration>PT48M24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2" meta:paragraph-count="12" meta:word-count="196" meta:character-count="1604" meta:non-whitespace-character-count="1414"/>
  </office:meta>
</office:document-meta>
</file>